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ea2a5" officeooo:paragraph-rsid="000ea2a5"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3pt" fo:font-weight="normal" officeooo:rsid="000ea2a5" officeooo:paragraph-rsid="000ea2a5" style:font-size-asian="11.3500003814697pt" style:font-weight-asian="normal" style:font-size-complex="13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NAKE GAME</text:p>
      <text:p text:style-name="P2"><text:tab/>Merupakan game yang terinspirasi dari sebuah game jadul dari handphone nokia, pada game ini tidak jauh berbeda dari game yang sudah ada dimana snake akan memakan makannya berupa apel dan skor beserta level nya akan meningkat, game akan berhenti apabila snake menambrak dinding atau disebut dengan game over, game juga akan langsung berhenti apabila skor sudah lebih dari 10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00:28:10.944248363</meta:creation-date>
    <dc:date>2024-09-29T00:34:21.803837491</dc:date>
    <meta:editing-duration>PT6M12S</meta:editing-duration>
    <meta:editing-cycles>1</meta:editing-cycles>
    <meta:document-statistic meta:table-count="0" meta:image-count="0" meta:object-count="0" meta:page-count="1" meta:paragraph-count="2" meta:word-count="61" meta:character-count="386" meta:non-whitespace-character-count="326"/>
    <meta:generator>LibreOffice/7.3.7.2$Linux_X86_64 LibreOffice_project/30$Build-2</meta:generator>
  </office:meta>
</office:document-meta>
</file>